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2">Oversikt behov</text:h>
      <text:p text:style-name="Standard">Behov kan registreres av alle aktører ifm leie/utleie. En initiell melding fra leietaker kan overføres til behovsliste som senere inngår i et prosjekt/arbeidsordre. Referanse til denne meldingen henger ved behovet for mulighet for senere sporing. </text:p>
      <text:p text:style-name="Standard"/>
      <text:p text:style-name="Standard">En eier eller forvalter kan legge til behov direkte i modulen som senere medtas i en eller annen plan for utførelse.</text:p>
      <text:p text:style-name="Standard"/>
      <text:p text:style-name="Standard">Alle behovene kan filtreres på kategori, status eller bruker. </text:p>
      <text:p text:style-name="Standard"/>
      <text:p text:style-name="Standard">Søkevindu kan benyttes for å søke på deler av eller hele ord i en tittel eller adresse. Det kan også søkes på behovs ID eller objekt.</text:p>
      <text:p text:style-name="Standard"/>
      <text:p text:style-name="Standard">Ved å klikke på objekt ID fås alle behov registrert på dette objektet.</text:p>
      <text:p text:style-name="Standard"/>
      <text:p text:style-name="Standard">Det kan blas i oversikten ved bruk av piler i overkant av tabellen, eventuelt åpne hele registeret og scrolle.</text:p>
      <text:p text:style-name="Standard"/>
      <text:p text:style-name="Standard">Oversikten kan sorteres i stigende eller synkende rekkefølge ved å klikke på kolonne med farget tittel.</text:p>
      <text:p text:style-name="Standard"/>
      <text:p text:style-name="Standard">Det enkelte behov kan fra oversikten vises, åpnes for redigering eller slettes. Man har også muligheten for å legge til nytt behov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8:58:08</meta:creation-date>
    <dc:creator>Sigurd Nes</dc:creator>
    <dc:date>2007-04-04T08:59:25</dc:date>
    <dc:language>en-US</dc:language>
    <meta:editing-cycles>2</meta:editing-cycles>
    <meta:editing-duration>PT1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65" meta:character-count="986"/>
  </office:meta>
</office:document-meta>
</file>